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4cm" fo:min-width="6.5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8.169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8.22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3.486cm"/>
    </style:style>
    <style:style style:name="gr5" style:family="graphic" style:parent-style-name="standard">
      <style:graphic-properties draw:textarea-horizontal-align="justify" draw:textarea-vertical-align="middle" draw:auto-grow-height="false" fo:min-height="3.736cm" fo:min-width="2.715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8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894cm" fo:min-width="1.40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3.736cm" fo:min-width="2.743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2.377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894cm" fo:min-width="5.251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3.74cm" fo:min-width="6.5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36cm"/>
    </style:style>
    <style:style style:name="gr13" style:family="graphic" style:parent-style-name="standard">
      <style:graphic-properties draw:textarea-horizontal-align="justify" draw:textarea-vertical-align="middle" draw:auto-grow-height="false" fo:min-height="2.043cm" fo:min-width="4.207cm"/>
    </style:style>
    <style:style style:name="gr14" style:family="graphic" style:parent-style-name="standard">
      <style:graphic-properties draw:textarea-horizontal-align="justify" draw:textarea-vertical-align="middle" draw:auto-grow-height="false" fo:min-height="0.77cm" fo:min-width="1.793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5.207cm"/>
    </style:style>
    <style:style style:name="gr16" style:family="graphic" style:parent-style-name="standard">
      <style:graphic-properties draw:textarea-horizontal-align="justify" draw:textarea-vertical-align="middle" draw:auto-grow-height="false" fo:min-height="3.342cm" fo:min-width="0.171cm"/>
    </style:style>
    <style:style style:name="gr17" style:family="graphic" style:parent-style-name="standard">
      <style:graphic-properties draw:textarea-horizontal-align="justify" draw:textarea-vertical-align="middle" draw:auto-grow-height="false" fo:min-height="0.635cm" fo:min-width="9.373cm"/>
    </style:style>
    <style:style style:name="gr18" style:family="graphic" style:parent-style-name="standard">
      <style:graphic-properties draw:textarea-horizontal-align="justify" draw:textarea-vertical-align="middle" draw:auto-grow-height="false" fo:min-height="0.768cm" fo:min-width="1.786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49cm" svg:x="10.7cm" svg:y="6.43cm">
          <text:p text:style-name="P1">FPGA</text:p>
          <text:p text:style-name="P1">(LFE5U-12F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8.669cm" svg:height="1.143cm" draw:transform="rotate (1.5707963267949) translate (1.208cm 19.796cm)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2cm" svg:height="1.143cm" draw:transform="rotate (1.5707963267949) translate (27.27cm 19.847cm)">
          <text:p text:style-name="P1">Sla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86cm" svg:height="1.078cm" draw:transform="rotate (1.5707963267949) translate (3.461cm 12.956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215cm" svg:height="3.986cm" svg:x="4.499cm" svg:y="8.97cm">
          <text:p text:style-name="P1">USB</text:p>
          <text:p text:style-name="P1">Bridge</text:p>
          <text:p text:style-name="P1">(FT2232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92cm" svg:height="1.4cm" svg:x="7.741cm" svg:y="10.3cm">
          <text:p text:style-name="P1">FIF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1.905cm" svg:height="1.143cm" svg:x="8.275cm" svg:y="8.212cm">
          <text:p text:style-name="P1">fast</text:p>
          <draw:enhanced-geometry svg:viewBox="0 0 21600 21600" draw:glue-points="10800 0 0 10800 10800 21600 21600 10800 ?f40 ?f41" draw:text-areas="0 0 21600 21600" draw:type="rectangular-callout" draw:modifiers="11094.648478489 46258.741258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986cm" svg:height="1.078cm" draw:transform="rotate (1.5707963267949) translate (24.593cm 12.97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3.243cm" svg:height="3.986cm" svg:x="21.375cm" svg:y="8.984cm">
          <text:p text:style-name="P3">USB HID</text:p>
          <text:p text:style-name="P3">(FT26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591cm" svg:height="1.4cm" svg:x="17.765cm" svg:y="10.3cm">
          <text:p text:style-name="P1">UA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1.905cm" svg:height="1.143cm" svg:x="18.417cm" svg:y="8.239cm">
          <text:p text:style-name="P1">slow</text:p>
          <draw:enhanced-geometry svg:viewBox="0 0 21600 21600" draw:glue-points="10800 0 0 10800 10800 21600 21600 10800 ?f40 ?f41" draw:text-areas="0 0 21600 21600" draw:type="rectangular-callout" draw:modifiers="19854.7743966422 45239.1608391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5.75cm" svg:height="1.143cm" svg:x="20.94cm" svg:y="14.535cm">
          <text:p text:style-name="P1">main power source</text:p>
          <draw:enhanced-geometry svg:viewBox="0 0 21600 21600" draw:glue-points="10800 0 0 10800 10800 21600 21600 10800 ?f40 ?f41" draw:text-areas="0 0 21600 21600" draw:type="rectangular-callout" draw:modifiers="15846.0093896714 -29794.4055944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7cm" svg:height="3.99cm" svg:x="10.701cm" svg:y="15.54cm">
          <text:p text:style-name="P1">128MBit DRAM</text:p>
          <text:p text:style-name="P1">(AS4C8M16D1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4cm" svg:height="1.4cm" draw:transform="rotate (1.5707963267949) translate (13.19cm 15.478cm)">
          <text:p text:style-name="P1">DQ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4.707cm" svg:height="2.293cm" svg:x="19.954cm" svg:y="1.628cm">
          <text:p text:style-name="P1">VGA Decoder</text:p>
          <text:p text:style-name="P1">(TVP7002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2.293cm" svg:height="1.02cm" draw:transform="rotate (1.5707963267949) translate (24.661cm 3.921cm)">
          <text:p text:style-name="P1">DVI-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5.707cm" svg:height="0.7cm" svg:x="14.244cm" svg:y="2.455cm">
          <text:p text:style-name="P1">Parallel R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4cm" svg:height="3.979cm" svg:x="13.189cm" svg:y="2.446cm">
          <text:p/>
          <draw:enhanced-geometry svg:viewBox="0 0 21600 21600" draw:text-areas="?f0 0 ?f2 ?f5" draw:mirror-horizontal="false" draw:mirror-vertical="false" draw:type="down-arrow" draw:modifiers="17209.4472361809 5627.408993576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0.345cm" svg:height="1.424cm" svg:x="14.302cm" svg:y="4.148cm">
          <text:p text:style-name="P1">TMDS</text:p>
          <draw:enhanced-geometry svg:viewBox="0 0 21600 21600" draw:text-areas="?f7 ?f0 21600 ?f2" draw:type="left-arrow" draw:modifiers="1513.62845544172 5608.421052631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.286cm" svg:height="1.018cm" draw:transform="rotate (1.5707963267949) translate (24.647cm 6.207cm)">
          <text:p text:style-name="P1">DVI-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09-03T12:37:54.701000000</dc:date>
    <meta:editing-duration>PT4H26M28S</meta:editing-duration>
    <meta:editing-cycles>20</meta:editing-cycles>
    <meta:document-statistic meta:object-count="20"/>
  </office:meta>
</office:document-meta>
</file>